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3" style:family="paragraph" style:parent-style-name="Standard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4" style:family="paragraph" style:parent-style-name="Standard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-asian="Tahoma" style:font-name-complex="Tahoma"/>
    </style:style>
    <style:style style:name="T3" style:family="text">
      <style:text-properties fo:font-style="italic" fo:font-weight="bold" style:font-name-asian="Tahoma" style:font-style-asian="italic" style:font-weight-asian="bold" style:font-name-complex="Tahoma" style:font-style-complex="italic" style:font-weight-complex="bold"/>
    </style:style>
    <style:style style:name="T4" style:family="text">
      <style:text-properties fo:font-style="normal" fo:font-weight="normal" style:font-name-asian="Tahoma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 style:text-emphasize="none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7" style:family="text">
      <style:text-properties style:use-window-font-color="true" style:text-outline="false" style:text-line-through-style="none" fo:font-style="italic" fo:text-shadow="none" style:text-underline-style="none" fo:font-weight="bold" style:font-name-asian="Tahoma" style:font-style-asian="italic" style:font-weight-asian="bold" style:font-name-complex="Tahoma" style:font-style-complex="italic" style:font-weight-complex="bold" style:text-emphasize="none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uktureinschränkungstypen (Constrainttypes)</text:p>
      <text:p text:style-name="P1"/>
      <text:p text:style-name="P1">1. Aus (A,B,C) müssen mindestens <text:span text:style-name="T1">N</text:span> eingeschlossen sein. (OR)</text:p>
      <text:p text:style-name="P1">2. Aus (A,B,C) muss genau 1 eingeschlossen sein. (XOR)</text:p>
      <text:list text:style-name="L1">
        <text:list-item>
          <text:p text:style-name="P2">Wenn eins aus (A,B,C) eingeschlossen ist, müssen alle eingeschlossen sein. (UND)</text:p>
        </text:list-item>
        <text:list-item>
          <text:p text:style-name="P2"/>
        </text:list-item>
      </text:list>
      <text:p text:style-name="P3"/>
      <text:p text:style-name="P3">Bedingung falsch =&gt; A nicht enthalten</text:p>
      <text:p text:style-name="P3"><text:tab/>ist gleichwertig zu betrachten wie</text:p>
      <text:p text:style-name="P3">Bedingung wahr =&gt; A nicht enthalten</text:p>
      <text:p text:style-name="Standard">4. A darf nur enthalten sein, wenn B enthalten ist.<text:span text:style-name="T2"> </text:span><text:span text:style-name="T3">ODER</text:span><text:span text:style-name="T4"><text:line-break/> <text:s text:c="3"/>A dart nicht enthalten sein, wenn B nicht enthalten ist</text:span></text:p>
      <text:p text:style-name="P1"><text:span text:style-name="T5">5. A darf nur enthalten sein, wenn B nicht enthalten ist</text:span><text:span text:style-name="T6">. </text:span><text:span text:style-name="T7">ODER</text:span><text:span text:style-name="T6"><text:line-break/> <text:s text:c="3"/>A darf nicht enthalten sein, wenn B enthalten ist.</text:span></text:p>
      <text:p text:style-name="P1">6. A darf nur enthalten sein, wenn „Modellbedingung“ wahr ist</text:p>
      <text:p text:style-name="P4"/>
      <text:p text:style-name="P4">Bedingung wahr =&gt; A enthalten </text:p>
      <text:p text:style-name="P4"><text:span text:style-name="T8"><text:tab/></text:span>ist gleich zu betrachten wie </text:p>
      <text:p text:style-name="P4">Bedingung falsch =&gt; A enthalten</text:p>
      <text:p text:style-name="P3">A muss enthalten sein, wenn B enthalten ist. </text:p>
      <text:p text:style-name="P3">A muss enthalten sein, wenn B nicht enthalten ist.</text:p>
      <text:p text:style-name="P4">A muss enthalten sein, wenn „Modellbedingung“ wahr ist. </text:p>
      <text:p text:style-name="P4"/>
      <text:p text:style-name="P4">Bedingung wahr &lt;=&gt; A enthalten</text:p>
      <text:p text:style-name="P4">A ist genau dann enthalten, wenn „Modellbedingung“ wahr ist. </text:p>
      <text:p text:style-name="P4">A ist genau dann enthalten, wenn B enthalten ist. (XOR mit N=Anzahl choices)</text:p>
      <text:p text:style-name="P4">A ist genau dann enthalten, wenn B nicht enthalten ist. (=XOR mit N=1)</text:p>
      <text:p text:style-name="P1">A ist minimal n-mal, maximal m-mal enthalten. (n, m konstant)</text:p>
      <text:p text:style-name="P1"/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erzberger</meta:initial-creator>
    <meta:creation-date>2007-06-29T18:06:39</meta:creation-date>
    <dc:creator>peter erzberger</dc:creator>
    <dc:date>2007-09-24T14:58:46</dc:date>
    <dc:language>de-DE</dc:language>
    <meta:editing-cycles>43</meta:editing-cycles>
    <meta:editing-duration>P3DT5H34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95" meta:character-count="1180"/>
  </office:meta>
</office:document-meta>
</file>